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ella1" style:family="table">
      <style:table-properties style:width="17cm" fo:margin-left="0cm" table:align="left"/>
    </style:style>
    <style:style style:name="Tabella1.A" style:family="table-column">
      <style:table-column-properties style:column-width="7.29cm"/>
    </style:style>
    <style:style style:name="Tabella1.B" style:family="table-column">
      <style:table-column-properties style:column-width="9.71cm"/>
    </style:style>
    <style:style style:name="Tabella1.A1" style:family="table-cell">
      <style:table-cell-properties fo:padding="0.097cm" fo:border="none" style:writing-mode="lr-tb"/>
    </style:style>
    <style:style style:name="Tabella2" style:family="table">
      <style:table-properties style:width="17cm" fo:margin-left="0cm" table:align="left"/>
    </style:style>
    <style:style style:name="Tabella2.A" style:family="table-column">
      <style:table-column-properties style:column-width="2.598cm"/>
    </style:style>
    <style:style style:name="Tabella2.B" style:family="table-column">
      <style:table-column-properties style:column-width="2.813cm"/>
    </style:style>
    <style:style style:name="Tabella2.C" style:family="table-column">
      <style:table-column-properties style:column-width="11.589cm"/>
    </style:style>
    <style:style style:name="Tabella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la2.C1" style:family="table-cell">
      <style:table-cell-properties fo:padding="0.097cm" fo:border="0.25pt solid #000000" style:writing-mode="lr-tb"/>
    </style:style>
    <style:style style:name="Tabella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la2.C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la3" style:family="table">
      <style:table-properties style:width="17cm" table:align="left" style:writing-mode="lr-tb"/>
    </style:style>
    <style:style style:name="Tabella3.A" style:family="table-column">
      <style:table-column-properties style:column-width="1.715cm"/>
    </style:style>
    <style:style style:name="Tabella3.B" style:family="table-column">
      <style:table-column-properties style:column-width="9.169cm"/>
    </style:style>
    <style:style style:name="Tabella3.C" style:family="table-column">
      <style:table-column-properties style:column-width="4.826cm"/>
    </style:style>
    <style:style style:name="Tabella3.D" style:family="table-column">
      <style:table-column-properties style:column-width="1.291cm"/>
    </style:style>
    <style:style style:name="Tabella3.A1" style:family="table-cell">
      <style:table-cell-properties style:vertical-align="middle" fo:background-color="#f6b26b" fo:padding-left="0.079cm" fo:padding-right="0.079cm" fo:padding-top="0.053cm" fo:padding-bottom="0.053cm" fo:border="0.05pt solid #000000">
        <style:background-image/>
      </style:table-cell-properties>
    </style:style>
    <style:style style:name="Tabella3.B1" style:family="table-cell">
      <style:table-cell-properties style:vertical-align="middle" fo:background-color="#f6b26b" fo:padding-left="0cm" fo:padding-right="0.079cm" fo:padding-top="0.053cm" fo:padding-bottom="0.053cm" fo:border-left="none" fo:border-right="0.05pt solid #000000" fo:border-top="0.05pt solid #000000" fo:border-bottom="0.05pt solid #000000">
        <style:background-image/>
      </style:table-cell-properties>
    </style:style>
    <style:style style:name="Tabella3.A2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3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4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5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5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5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5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6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7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8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9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10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1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1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1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11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1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1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1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12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1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1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1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13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1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1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1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14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1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1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1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15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15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15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15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16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1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1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1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17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1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1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1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18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1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1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1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19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1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1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1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20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2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2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2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21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2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2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2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22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2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2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2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23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2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2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2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24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2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2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2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25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25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25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25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26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2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2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2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27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2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2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2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28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2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2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2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29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2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2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2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30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3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3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3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31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3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3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3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32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3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3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3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33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3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3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3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34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3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3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3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35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35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35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35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36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3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3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3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37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3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3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3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38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3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3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3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39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3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3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3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40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4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4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4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41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4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4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4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42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4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4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4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43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4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4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4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44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4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4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4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45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45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45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45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46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4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4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4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47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4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4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4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48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4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4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4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49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4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4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4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50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5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5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5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51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5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5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5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52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5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5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5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53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5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53" style:family="table-cell">
      <style:table-cell-properties style:vertical-align="middle" fo:background-color="#ffffff" fo:padding-left="0cm" fo:padding-right="0.079cm" fo:padding-top="0cm" fo:padding-bottom="0.053cm" fo:border-left="none" fo:border-right="0.05pt solid #000000" fo:border-top="none" fo:border-bottom="0.05pt solid #000000">
        <style:background-image/>
      </style:table-cell-properties>
    </style:style>
    <style:style style:name="Tabella3.D5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54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5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5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55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55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55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55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56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5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5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5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57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5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5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5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58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5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5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5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59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5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5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5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60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6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6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6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61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6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6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6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62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6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6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6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63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6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6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6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64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6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6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6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65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65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65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65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66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6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6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6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67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6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6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6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68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6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6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68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69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6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6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69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70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7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7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70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71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7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7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71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72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7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7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72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73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7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7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73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74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7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7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74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75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75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75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75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76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7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7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76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A77" style:family="table-cell">
      <style:table-cell-properties style:vertical-align="middle" fo:padding-left="0.079cm" fo:padding-right="0.079cm" fo:padding-top="0cm" fo:padding-bottom="0.053cm" fo:border-left="0.05pt solid #000000" fo:border-right="0.05pt solid #000000" fo:border-top="none" fo:border-bottom="0.05pt solid #000000"/>
    </style:style>
    <style:style style:name="Tabella3.B7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C7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Tabella3.D77" style:family="table-cell">
      <style:table-cell-properties style:vertical-align="middle" fo:padding-left="0cm" fo:padding-right="0.079cm" fo:padding-top="0cm" fo:padding-bottom="0.053cm" fo:border-left="none" fo:border-right="0.05pt solid #000000" fo:border-top="none" fo:border-bottom="0.05pt solid #000000"/>
    </style:style>
    <style:style style:name="P1" style:family="paragraph" style:parent-style-name="Header">
      <style:text-properties fo:font-size="11pt" style:font-size-asian="11pt" style:font-size-complex="11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center" style:justify-single-word="false"/>
      <style:text-properties fo:font-size="11pt" style:font-size-asian="11pt" style:font-size-complex="11pt"/>
    </style:style>
    <style:style style:name="P4" style:family="paragraph" style:parent-style-name="Normal">
      <style:paragraph-properties fo:text-align="justify" style:justify-single-word="false" fo:hyphenation-ladder-count="no-limit" fo:break-before="page"/>
      <style:text-properties fo:font-size="18pt" fo:font-weight="normal" officeooo:rsid="00316608" officeooo:paragraph-rsid="00316608" style:font-size-asian="15.75pt" style:font-weight-asian="normal" style:font-size-complex="18pt" style:font-weight-complex="normal" fo:hyphenate="false"/>
    </style:style>
    <style:style style:name="P5" style:family="paragraph" style:parent-style-name="Normal">
      <style:paragraph-properties fo:text-align="justify" style:justify-single-word="false" fo:hyphenation-ladder-count="no-limit" fo:break-before="page"/>
      <style:text-properties fo:font-size="18pt" fo:font-weight="normal" officeooo:rsid="00316608" officeooo:paragraph-rsid="0031dfae" style:font-size-asian="15.75pt" style:font-weight-asian="normal" style:font-size-complex="18pt" style:font-weight-complex="normal" fo:hyphenate="false"/>
    </style:style>
    <style:style style:name="P6" style:family="paragraph" style:parent-style-name="Standard">
      <style:text-properties fo:font-size="80pt" style:font-size-asian="80pt" style:font-size-complex="80pt"/>
    </style:style>
    <style:style style:name="P7" style:family="paragraph" style:parent-style-name="Standard">
      <style:paragraph-properties fo:text-align="center" style:justify-single-word="false"/>
      <style:text-properties fo:font-size="80pt" style:font-size-asian="80pt" style:font-size-complex="80pt"/>
    </style:style>
    <style:style style:name="P8" style:family="paragraph" style:parent-style-name="Standard">
      <style:text-properties fo:color="#000000"/>
    </style:style>
    <style:style style:name="P9" style:family="paragraph" style:parent-style-name="Standard">
      <style:text-properties fo:color="#000000" fo:font-size="20pt" style:font-size-asian="20pt" style:font-size-complex="20pt"/>
    </style:style>
    <style:style style:name="P10" style:family="paragraph" style:parent-style-name="Standard">
      <style:text-properties fo:color="#000000" fo:font-size="13pt" style:font-size-asian="13pt" style:font-size-complex="13pt"/>
    </style:style>
    <style:style style:name="P11" style:family="paragraph" style:parent-style-name="Standard">
      <style:paragraph-properties fo:text-align="center" style:justify-single-word="false"/>
      <style:text-properties fo:font-size="54pt" officeooo:rsid="00316608" officeooo:paragraph-rsid="00316608" style:font-size-asian="54pt" style:font-size-complex="54pt"/>
    </style:style>
    <style:style style:name="P12" style:family="paragraph" style:parent-style-name="Standard">
      <style:paragraph-properties fo:text-align="center" style:justify-single-word="false"/>
      <style:text-properties fo:font-size="40pt" officeooo:rsid="00316608" officeooo:paragraph-rsid="00316608" style:font-size-asian="35pt" style:font-size-complex="40pt"/>
    </style:style>
    <style:style style:name="P13" style:family="paragraph" style:parent-style-name="Table_20_Contents">
      <style:text-properties fo:font-weight="bold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text-properties fo:font-size="13pt" style:font-size-asian="13pt" style:font-size-complex="13pt"/>
    </style:style>
    <style:style style:name="P16" style:family="paragraph" style:parent-style-name="Table_20_Contents">
      <style:text-properties fo:font-size="13pt" officeooo:rsid="00272c64" officeooo:paragraph-rsid="00272c64" style:font-size-asian="13pt" style:font-size-complex="13pt"/>
    </style:style>
    <style:style style:name="P17" style:family="paragraph" style:parent-style-name="Table_20_Contents">
      <style:text-properties fo:font-size="13pt" fo:font-weight="bold" style:font-size-asian="13pt" style:font-weight-asian="bold" style:font-size-complex="13pt" style:font-weight-complex="bold"/>
    </style:style>
    <style:style style:name="P18" style:family="paragraph" style:parent-style-name="Table_20_Contents">
      <style:text-properties fo:font-size="13pt" fo:font-weight="bold" officeooo:rsid="00272c64" officeooo:paragraph-rsid="00272c64" style:font-size-asian="13pt" style:font-weight-asian="bold" style:font-size-complex="13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officeooo:rsid="00255c39" officeooo:paragraph-rsid="00255c39"/>
    </style:style>
    <style:style style:name="P20" style:family="paragraph" style:parent-style-name="Table_20_Contents">
      <style:text-properties officeooo:rsid="00255c39" officeooo:paragraph-rsid="00255c39"/>
    </style:style>
    <style:style style:name="P21" style:family="paragraph" style:parent-style-name="Table_20_Contents">
      <style:text-properties fo:font-weight="normal" officeooo:rsid="00255c39" officeooo:paragraph-rsid="00255c39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officeooo:rsid="00316608" officeooo:paragraph-rsid="00316608"/>
    </style:style>
    <style:style style:name="P23" style:family="paragraph" style:parent-style-name="Normal">
      <style:paragraph-properties fo:text-align="justify" style:justify-single-word="false" fo:hyphenation-ladder-count="no-limit"/>
      <style:text-properties fo:font-size="18pt" fo:font-weight="normal" officeooo:rsid="00316608" officeooo:paragraph-rsid="00316608" style:font-size-asian="15.75pt" style:font-weight-asian="normal" style:font-size-complex="18pt" style:font-weight-complex="normal" fo:hyphenate="false"/>
    </style:style>
    <style:style style:name="P24" style:family="paragraph" style:parent-style-name="Normal">
      <style:paragraph-properties fo:text-align="justify" style:justify-single-word="false" fo:hyphenation-ladder-count="no-limit"/>
      <style:text-properties fo:font-size="12pt" fo:font-weight="normal" officeooo:rsid="0031dfae" officeooo:paragraph-rsid="00324841" style:font-size-asian="10.5pt" style:font-weight-asian="normal" style:font-size-complex="12pt" style:font-weight-complex="normal" fo:hyphenate="false"/>
    </style:style>
    <style:style style:name="P25" style:family="paragraph" style:parent-style-name="Header" style:master-page-name="MP0">
      <style:paragraph-properties style:page-number="auto" fo:break-before="page"/>
      <style:text-properties fo:font-size="11pt" style:font-size-asian="11pt" style:font-size-complex="11pt"/>
    </style:style>
    <style:style style:name="P26" style:family="paragraph" style:parent-style-name="Standard">
      <style:paragraph-properties fo:break-before="page"/>
      <style:text-properties fo:color="#000000" fo:font-size="18pt" style:font-size-asian="18pt" style:font-size-complex="18pt"/>
    </style:style>
    <style:style style:name="P27" style:family="paragraph" style:parent-style-name="Standard">
      <style:paragraph-properties fo:break-before="page"/>
      <style:text-properties fo:font-size="18pt" style:font-size-asian="18pt" style:font-size-complex="18pt"/>
    </style:style>
    <style:style style:name="P28" style:family="paragraph" style:parent-style-name="Normal" style:list-style-name="L1">
      <style:paragraph-properties fo:text-align="justify" style:justify-single-word="false" fo:hyphenation-ladder-count="no-limit"/>
      <style:text-properties fo:font-size="12pt" fo:font-style="normal" fo:font-weight="normal" officeooo:rsid="0031dfae" officeooo:paragraph-rsid="0031dfae" style:font-size-asian="10.5pt" style:font-style-asian="normal" style:font-weight-asian="normal" style:font-size-complex="12pt" style:font-style-complex="normal" style:font-weight-complex="normal" fo:hyphenate="false"/>
    </style:style>
    <style:style style:name="P29" style:family="paragraph" style:parent-style-name="Normal" style:list-style-name="L1">
      <style:paragraph-properties fo:text-align="justify" style:justify-single-word="false" fo:hyphenation-ladder-count="no-limit"/>
      <style:text-properties fo:font-size="12pt" fo:font-style="normal" fo:font-weight="normal" officeooo:rsid="00324841" officeooo:paragraph-rsid="00324841" style:font-size-asian="10.5pt" style:font-style-asian="normal" style:font-weight-asian="normal" style:font-size-complex="12pt" style:font-style-complex="normal" style:font-weight-complex="normal" fo:hyphenate="false"/>
    </style:style>
    <style:style style:name="P30" style:family="paragraph" style:parent-style-name="Normal" style:list-style-name="">
      <style:paragraph-properties fo:text-align="justify" style:justify-single-word="false" fo:hyphenation-ladder-count="no-limit"/>
      <style:text-properties fo:font-size="18pt" fo:font-weight="normal" officeooo:rsid="002ecdf2" officeooo:paragraph-rsid="002ecdf2" style:font-size-asian="15.75pt" style:font-weight-asian="normal" style:font-size-complex="18pt" style:font-weight-complex="normal" fo:hyphenate="false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1" fo:font-size="12pt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1" fo:font-size="12pt" officeooo:paragraph-rsid="0033c54a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color="#000000" style:font-name="Times New Roman1" fo:font-size="12pt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officeooo:rsid="0033c54a" officeooo:paragraph-rsid="0033c54a"/>
    </style:style>
    <style:style style:name="P35" style:family="paragraph" style:parent-style-name="Heading_20_1" style:list-style-name="">
      <style:paragraph-properties fo:text-align="justify" style:justify-single-word="false" fo:keep-together="always" fo:hyphenation-ladder-count="no-limit"/>
      <style:text-properties fo:font-weight="normal" officeooo:paragraph-rsid="002a9309" style:font-weight-asian="normal" fo:hyphenate="false"/>
    </style:style>
    <style:style style:name="P36" style:family="paragraph" style:parent-style-name="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316608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officeooo:rsid="002da1b2"/>
    </style:style>
    <style:style style:name="T4" style:family="text">
      <style:text-properties officeooo:rsid="00272c64"/>
    </style:style>
    <style:style style:name="T5" style:family="text">
      <style:text-properties officeooo:rsid="002a9309" style:font-weight-complex="normal"/>
    </style:style>
    <style:style style:name="T6" style:family="text">
      <style:text-properties officeooo:rsid="0031dfae" style:font-weight-complex="normal"/>
    </style:style>
    <style:style style:name="T7" style:family="text">
      <style:text-properties officeooo:rsid="0031dfae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324841" style:font-style-asian="normal" style:font-style-complex="normal"/>
    </style:style>
    <style:style style:name="T11" style:family="text">
      <style:text-properties fo:font-weight="bold" officeooo:rsid="00316608" style:font-weight-asian="bold" style:font-weight-complex="bold"/>
    </style:style>
    <style:style style:name="T12" style:family="text">
      <style:text-properties fo:color="#00000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3"/>
      <text:p text:style-name="P7"/>
      <text:p text:style-name="P7"/>
      <text:p text:style-name="P11">Code Inspection</text:p>
      <text:p text:style-name="P12">Apache Ofbiz</text:p>
      <text:p text:style-name="P6"/>
      <text:p text:style-name="P6"/>
      <text:p text:style-name="P6"/>
      <text:p text:style-name="P6"/>
      <text:alphabetical-index text:style-name="Sect1" text:protected="true" text:name="Indice analitico1">
        <text:alphabetical-index-source text:main-entry-style-name="Main_20_index_20_entry" text:sort-algorithm="alphanumeric" fo:language="en" fo:country="GB">
          <text:index-title-template text:style-name="Index_20_Heading">Contents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Indice analitico1_Head">
            <text:p text:style-name="Index_20_Heading"><text:soft-page-break/>Contents</text:p>
          </text:index-title>
          <text:p text:style-name="P36">Changelog<text:tab/>10</text:p>
          <text:p text:style-name="P36">Classes to inspect and its fucntional role<text:tab/>3</text:p>
          <text:p text:style-name="P36">Hours of work<text:tab/>9</text:p>
          <text:p text:style-name="P36">List of Issues<text:tab/>4</text:p>
        </text:index-body>
      </text:alphabetical-index>
      <text:h text:style-name="P35" text:outline-level="1"><text:span text:style-name="T5"/></text:h>
      <text:p text:style-name="P23"/>
      <text:p text:style-name="P5"><text:alphabetical-index-mark-start text:id="IMark24151732"/>Classes to inspect <text:span text:style-name="T7">and its f</text:span>ucntional role<text:alphabetical-index-mark-end text:id="IMark24151732"/></text:p>
      <text:p text:style-name="P24">We inspected the class <text:span text:style-name="T8">PartyWorker </text:span><text:span text:style-name="T9">(classpath</text:span><text:span text:style-name="T8">: apache-ofbiz-16.11.01/applications/party/src /main /java/org/apache/ofbiz/party/party/PartyWorker.java</text:span><text:span text:style-name="T9">). The role of this class is to provide the worker methods to the class </text:span><text:span text:style-name="T8">Party </text:span><text:span text:style-name="T10">a</text:span><text:span text:style-name="T9">pplication inside </text:span><text:span text:style-name="T8">Apache Ofbiz</text:span><text:span text:style-name="T9">; </text:span><text:span text:style-name="T10">most of the methods are used in finding parties following a certain criteria. </text:span></text:p>
      <text:p text:style-name="P24"><text:span text:style-name="T10">In particular</text:span><text:span text:style-name="T9"> it provides methods that allow th</text:span><text:span text:style-name="T10">e</text:span><text:span text:style-name="T9"> application to:</text:span></text:p>
      <text:list xml:id="list6384187852346666921" text:style-name="L1">
        <text:list-item>
          <text:p text:style-name="P28">create a club ID</text:p>
        </text:list-item>
        <text:list-item>
          <text:p text:style-name="P28">find party latest postal address, telecom number, user login, etc.</text:p>
        </text:list-item>
        <text:list-item>
          <text:p text:style-name="P28">find party last login time</text:p>
        </text:list-item>
        <text:list-item>
          <text:p text:style-name="P28">find first matching party ID</text:p>
        </text:list-item>
        <text:list-item>
          <text:p text:style-name="P29">find matching party postal address</text:p>
        </text:list-item>
        <text:list-item>
          <text:p text:style-name="P29">get associated party IDs by relationship type</text:p>
        </text:list-item>
        <text:list-item>
          <text:p text:style-name="P29">find party by ID</text:p>
        </text:list-item>
      </text:list>
      <text:p text:style-name="P4"><text:alphabetical-index-mark-start text:id="IMark24152548"/>List of Issues<text:alphabetical-index-mark-end text:id="IMark24152548"/></text:p>
      <text:h text:style-name="P30" text:outline-level="1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31">Starting line</text:p>
          </table:table-cell>
          <table:table-cell table:style-name="Tabella3.B1" office:value-type="string">
            <text:p text:style-name="P31">Code Fragment</text:p>
          </table:table-cell>
          <table:table-cell table:style-name="Tabella3.B1" office:value-type="string">
            <text:p text:style-name="P31">Description</text:p>
          </table:table-cell>
          <table:table-cell table:style-name="Tabella3.B1" office:value-type="string">
            <text:p text:style-name="P31">Rule</text:p>
          </table:table-cell>
        </table:table-row>
        <table:table-row>
          <table:table-cell table:style-name="Tabella3.A2" office:value-type="string">
            <text:p text:style-name="P31">1</text:p>
          </table:table-cell>
          <table:table-cell table:style-name="Tabella3.B2" office:value-type="string">
            <text:p text:style-name="P31">*all error messages*</text:p>
          </table:table-cell>
          <table:table-cell table:style-name="Tabella3.C2" office:value-type="string">
            <text:p text:style-name="P31">Error outputs do not provide guidance as<text:line-break/>to how to correct the problem</text:p>
          </table:table-cell>
          <table:table-cell table:style-name="Tabella3.D2" office:value-type="string">
            <text:p text:style-name="P31">42</text:p>
          </table:table-cell>
        </table:table-row>
        <table:table-row>
          <table:table-cell table:style-name="Tabella3.A3" office:value-type="string">
            <text:p text:style-name="P31">57</text:p>
          </table:table-cell>
          <table:table-cell table:style-name="Tabella3.B3" office:value-type="string">
            <text:p text:style-name="P31">public static Map&lt;String, GenericValue&gt; getPartyOtherValues(ServletRequest request, String partyId, String partyAttr, String personAttr, String partyGroupAttr) {</text:p>
          </table:table-cell>
          <table:table-cell table:style-name="Tabella3.C3" office:value-type="string">
            <text:p text:style-name="P31">The line has exceeded 120 character</text:p>
          </table:table-cell>
          <table:table-cell table:style-name="Tabella3.D3" office:value-type="string">
            <text:p text:style-name="P31">14</text:p>
          </table:table-cell>
        </table:table-row>
        <table:table-row>
          <table:table-cell table:style-name="Tabella3.A4" office:value-type="string">
            <text:p text:style-name="P31">57</text:p>
          </table:table-cell>
          <table:table-cell table:style-name="Tabella3.B4" office:value-type="string">
            <text:p text:style-name="P31">getPartyOtherValues</text:p>
          </table:table-cell>
          <table:table-cell table:style-name="Tabella3.C4" office:value-type="string">
            <text:p text:style-name="P31"><text:line-break/>The method does not have proper comment</text:p>
          </table:table-cell>
          <table:table-cell table:style-name="Tabella3.D4" office:value-type="string">
            <text:p text:style-name="P31">18</text:p>
          </table:table-cell>
        </table:table-row>
        <table:table-row>
          <table:table-cell table:style-name="Tabella3.A5" office:value-type="string">
            <text:p text:style-name="P31">63</text:p>
          </table:table-cell>
          <table:table-cell table:style-name="Tabella3.B5" office:value-type="string">
            <text:p text:style-name="P31">if (party != null)<text:line-break/>result.put(partyAttr, party);</text:p>
          </table:table-cell>
          <table:table-cell table:style-name="Tabella3.C5" office:value-type="string">
            <text:p text:style-name="P31">The statement needs curly braces</text:p>
          </table:table-cell>
          <table:table-cell table:style-name="Tabella3.D5" office:value-type="string">
            <text:p text:style-name="P31">11</text:p>
          </table:table-cell>
        </table:table-row>
        <table:table-row>
          <table:table-cell table:style-name="Tabella3.A6" office:value-type="string">
            <text:p text:style-name="P31">63</text:p>
          </table:table-cell>
          <table:table-cell table:style-name="Tabella3.B6" office:value-type="string">
            <text:p text:style-name="P31">if (party != null)</text:p>
          </table:table-cell>
          <table:table-cell table:style-name="Tabella3.C6" office:value-type="string">
            <text:p text:style-name="P31">The equality has to be checked by .equal</text:p>
          </table:table-cell>
          <table:table-cell table:style-name="Tabella3.D6" office:value-type="string">
            <text:p text:style-name="P31">40</text:p>
          </table:table-cell>
        </table:table-row>
        <table:table-row>
          <table:table-cell table:style-name="Tabella3.A7" office:value-type="string">
            <text:p text:style-name="P31">72</text:p>
          </table:table-cell>
          <table:table-cell table:style-name="Tabella3.B7" office:value-type="string">
            <text:p text:style-name="P31">if (person != null)<text:line-break/>result.put(personAttr, person);</text:p>
          </table:table-cell>
          <table:table-cell table:style-name="Tabella3.C7" office:value-type="string">
            <text:p text:style-name="P31">The statement needs curly braces</text:p>
          </table:table-cell>
          <table:table-cell table:style-name="Tabella3.D7" office:value-type="string">
            <text:p text:style-name="P31">11</text:p>
          </table:table-cell>
        </table:table-row>
        <table:table-row>
          <table:table-cell table:style-name="Tabella3.A8" office:value-type="string">
            <text:p text:style-name="P31">72</text:p>
          </table:table-cell>
          <table:table-cell table:style-name="Tabella3.B8" office:value-type="string">
            <text:p text:style-name="P31">if (person != null)</text:p>
          </table:table-cell>
          <table:table-cell table:style-name="Tabella3.C8" office:value-type="string">
            <text:p text:style-name="P31">The equality has to be checked by .equal</text:p>
          </table:table-cell>
          <table:table-cell table:style-name="Tabella3.D8" office:value-type="string">
            <text:p text:style-name="P31">40</text:p>
          </table:table-cell>
        </table:table-row>
        <table:table-row>
          <table:table-cell table:style-name="Tabella3.A9" office:value-type="string">
            <text:p text:style-name="P31">81</text:p>
          </table:table-cell>
          <table:table-cell table:style-name="Tabella3.B9" office:value-type="string">
            <text:p text:style-name="P31">if (partyGroup != null)<text:line-break/>result.put(partyGroupAttr, partyGroup);</text:p>
          </table:table-cell>
          <table:table-cell table:style-name="Tabella3.C9" office:value-type="string">
            <text:p text:style-name="P31">The statement needs curly braces</text:p>
          </table:table-cell>
          <table:table-cell table:style-name="Tabella3.D9" office:value-type="string">
            <text:p text:style-name="P31">11</text:p>
          </table:table-cell>
        </table:table-row>
        <table:table-row>
          <table:table-cell table:style-name="Tabella3.A10" office:value-type="string">
            <text:p text:style-name="P31">81</text:p>
          </table:table-cell>
          <table:table-cell table:style-name="Tabella3.B10" office:value-type="string">
            <text:p text:style-name="P31">if (partyGroup != null)<text:line-break/>result.put(partyGroupAttr, partyGroup);</text:p>
          </table:table-cell>
          <table:table-cell table:style-name="Tabella3.C10" office:value-type="string">
            <text:p text:style-name="P31">The equality has to be checked by .equal</text:p>
          </table:table-cell>
          <table:table-cell table:style-name="Tabella3.D10" office:value-type="string">
            <text:p text:style-name="P31">40</text:p>
          </table:table-cell>
        </table:table-row>
        <table:table-row>
          <table:table-cell table:style-name="Tabella3.A11" office:value-type="string">
            <text:p text:style-name="P31">98</text:p>
          </table:table-cell>
          <table:table-cell table:style-name="Tabella3.B11" office:value-type="string">
            <text:p text:style-name="P31">String clubId = prefix != null ? prefix : "";</text:p>
          </table:table-cell>
          <table:table-cell table:style-name="Tabella3.C11" office:value-type="string">
            <text:p text:style-name="P31">The equality has to be checked by .equal</text:p>
          </table:table-cell>
          <table:table-cell table:style-name="Tabella3.D11" office:value-type="string">
            <text:p text:style-name="P31">40</text:p>
          </table:table-cell>
        </table:table-row>
        <table:table-row>
          <table:table-cell table:style-name="Tabella3.A12" office:value-type="string">
            <text:p text:style-name="P31">111</text:p>
          </table:table-cell>
          <table:table-cell table:style-name="Tabella3.B12" office:value-type="string">
            <text:p text:style-name="P31">findPartyLatestContactMech</text:p>
          </table:table-cell>
          <table:table-cell table:style-name="Tabella3.C12" office:value-type="string">
            <text:p text:style-name="P31">The method does not have proper comment</text:p>
          </table:table-cell>
          <table:table-cell table:style-name="Tabella3.D12" office:value-type="string">
            <text:p text:style-name="P31">18</text:p>
          </table:table-cell>
        </table:table-row>
        <table:table-row>
          <table:table-cell table:style-name="Tabella3.A13" office:value-type="string">
            <text:p text:style-name="P31">119</text:p>
          </table:table-cell>
          <table:table-cell table:style-name="Tabella3.B13" office:value-type="string">
            <text:p text:style-name="P31">Debug.logError(e, "Error while finding latest ContactMech for party with ID [" + partyId + "] TYPE [" + contactMechTypeId + "]: " + e.toString(), module);</text:p>
          </table:table-cell>
          <table:table-cell table:style-name="Tabella3.C13" office:value-type="string">
            <text:p text:style-name="P31">The line has exceeded 120 character</text:p>
          </table:table-cell>
          <table:table-cell table:style-name="Tabella3.D13" office:value-type="string">
            <text:p text:style-name="P31">14</text:p>
          </table:table-cell>
        </table:table-row>
        <table:table-row>
          <table:table-cell table:style-name="Tabella3.A14" office:value-type="string">
            <text:p text:style-name="P31">124</text:p>
          </table:table-cell>
          <table:table-cell table:style-name="Tabella3.B14" office:value-type="string">
            <text:p text:style-name="P31">findPartyLatestPostalAddress</text:p>
          </table:table-cell>
          <table:table-cell table:style-name="Tabella3.C14" office:value-type="string">
            <text:p text:style-name="P33">The method does not have proper comment</text:p>
          </table:table-cell>
          <table:table-cell table:style-name="Tabella3.D14" office:value-type="string">
            <text:p text:style-name="P31">18</text:p>
          </table:table-cell>
        </table:table-row>
        <table:table-row>
          <table:table-cell table:style-name="Tabella3.A15" office:value-type="string">
            <text:p text:style-name="P31">125</text:p>
          </table:table-cell>
          <table:table-cell table:style-name="Tabella3.B15" office:value-type="string">
            <text:p text:style-name="P31">GenericValue pcm = findPartyLatestContactMech(partyId, "POSTAL_ADDRESS", delegator);</text:p>
          </table:table-cell>
          <table:table-cell table:style-name="Tabella3.C15" office:value-type="string">
            <text:p text:style-name="P31">Variable pcm is declared and used in computation. Could be named better</text:p>
          </table:table-cell>
          <table:table-cell table:style-name="Tabella3.D15" office:value-type="string">
            <text:p text:style-name="P31">1 and 2</text:p>
          </table:table-cell>
        </table:table-row>
        <table:table-row>
          <table:table-cell table:style-name="Tabella3.A16" office:value-type="string">
            <text:p text:style-name="P31">126</text:p>
          </table:table-cell>
          <table:table-cell table:style-name="Tabella3.B16" office:value-type="string">
            <text:p text:style-name="P31">if (pcm != null) {</text:p>
          </table:table-cell>
          <table:table-cell table:style-name="Tabella3.C16" office:value-type="string">
            <text:p text:style-name="P31">The equality has to be checked by .equal</text:p>
          </table:table-cell>
          <table:table-cell table:style-name="Tabella3.D16" office:value-type="string">
            <text:p text:style-name="P31">40</text:p>
          </table:table-cell>
        </table:table-row>
        <table:table-row>
          <table:table-cell table:style-name="Tabella3.A17" office:value-type="string">
            <text:p text:style-name="P31">130</text:p>
          </table:table-cell>
          <table:table-cell table:style-name="Tabella3.B17" office:value-type="string">
            <text:p text:style-name="P31">Debug.logError(e, "Error while finding latest PostalAddress for party with ID [" + partyId + "]: " + e.toString(), module);</text:p>
          </table:table-cell>
          <table:table-cell table:style-name="Tabella3.C17" office:value-type="string">
            <text:p text:style-name="P31">The line has exceeded 120 character</text:p>
          </table:table-cell>
          <table:table-cell table:style-name="Tabella3.D17" office:value-type="string">
            <text:p text:style-name="P31">14</text:p>
          </table:table-cell>
        </table:table-row>
        <table:table-row>
          <table:table-cell table:style-name="Tabella3.A18" office:value-type="string">
            <text:p text:style-name="P31">136</text:p>
          </table:table-cell>
          <table:table-cell table:style-name="Tabella3.B18" office:value-type="string">
            <text:p text:style-name="P31">findPartyLatestPostalAddressGeoPoint</text:p>
          </table:table-cell>
          <table:table-cell table:style-name="Tabella3.C18" office:value-type="string">
            <text:p text:style-name="P33">The method does not have proper comment</text:p>
          </table:table-cell>
          <table:table-cell table:style-name="Tabella3.D18" office:value-type="string">
            <text:p text:style-name="P31">18</text:p>
          </table:table-cell>
        </table:table-row>
        <text:soft-page-break/>
        <table:table-row>
          <table:table-cell table:style-name="Tabella3.A19" office:value-type="string">
            <text:p text:style-name="P31">138</text:p>
          </table:table-cell>
          <table:table-cell table:style-name="Tabella3.B19" office:value-type="string">
            <text:p text:style-name="P31">if (latestPostalAddress != null) {</text:p>
          </table:table-cell>
          <table:table-cell table:style-name="Tabella3.C19" office:value-type="string">
            <text:p text:style-name="P31">The equality has to be checked by .equal</text:p>
          </table:table-cell>
          <table:table-cell table:style-name="Tabella3.D19" office:value-type="string">
            <text:p text:style-name="P31">40</text:p>
          </table:table-cell>
        </table:table-row>
        <table:table-row>
          <table:table-cell table:style-name="Tabella3.A20" office:value-type="string">
            <text:p text:style-name="P31">141</text:p>
          </table:table-cell>
          <table:table-cell table:style-name="Tabella3.B20" office:value-type="string">
            <text:p text:style-name="P31">if (latestGeoPoint != null) {</text:p>
          </table:table-cell>
          <table:table-cell table:style-name="Tabella3.C20" office:value-type="string">
            <text:p text:style-name="P31">The equality has to be checked by .equal</text:p>
          </table:table-cell>
          <table:table-cell table:style-name="Tabella3.D20" office:value-type="string">
            <text:p text:style-name="P31">40</text:p>
          </table:table-cell>
        </table:table-row>
        <table:table-row>
          <table:table-cell table:style-name="Tabella3.A21" office:value-type="string">
            <text:p text:style-name="P31">152</text:p>
          </table:table-cell>
          <table:table-cell table:style-name="Tabella3.B21" office:value-type="string">
            <text:p text:style-name="P31">findPartyLatestTelecomNumber</text:p>
          </table:table-cell>
          <table:table-cell table:style-name="Tabella3.C21" office:value-type="string">
            <text:p text:style-name="P33">The method does not have proper comment</text:p>
          </table:table-cell>
          <table:table-cell table:style-name="Tabella3.D21" office:value-type="string">
            <text:p text:style-name="P31">18</text:p>
          </table:table-cell>
        </table:table-row>
        <table:table-row>
          <table:table-cell table:style-name="Tabella3.A22" office:value-type="string">
            <text:p text:style-name="P31">153</text:p>
          </table:table-cell>
          <table:table-cell table:style-name="Tabella3.B22" office:value-type="string">
            <text:p text:style-name="P31">GenericValue pcm = findPartyLatestContactMech(partyId, "TELECOM_NUMBER", delegator);</text:p>
          </table:table-cell>
          <table:table-cell table:style-name="Tabella3.C22" office:value-type="string">
            <text:p text:style-name="P31">Variable pcm is declared and used in computation. Could be named better</text:p>
          </table:table-cell>
          <table:table-cell table:style-name="Tabella3.D22" office:value-type="string">
            <text:p text:style-name="P31">1 and 2</text:p>
          </table:table-cell>
        </table:table-row>
        <table:table-row>
          <table:table-cell table:style-name="Tabella3.A23" office:value-type="string">
            <text:p text:style-name="P31">154</text:p>
          </table:table-cell>
          <table:table-cell table:style-name="Tabella3.B23" office:value-type="string">
            <text:p text:style-name="P31">if (pcm != null) {</text:p>
          </table:table-cell>
          <table:table-cell table:style-name="Tabella3.C23" office:value-type="string">
            <text:p text:style-name="P31">The equality has to be checked by .equal</text:p>
          </table:table-cell>
          <table:table-cell table:style-name="Tabella3.D23" office:value-type="string">
            <text:p text:style-name="P31">40</text:p>
          </table:table-cell>
        </table:table-row>
        <table:table-row>
          <table:table-cell table:style-name="Tabella3.A24" office:value-type="string">
            <text:p text:style-name="P31">158</text:p>
          </table:table-cell>
          <table:table-cell table:style-name="Tabella3.B24" office:value-type="string">
            <text:p text:style-name="P31">Debug.logError(e, "Error while finding latest TelecomNumber for party with ID [" + partyId + "]: " + e.toString(), module);</text:p>
          </table:table-cell>
          <table:table-cell table:style-name="Tabella3.C24" office:value-type="string">
            <text:p text:style-name="P31">The line has exceeded 120 character</text:p>
          </table:table-cell>
          <table:table-cell table:style-name="Tabella3.D24" office:value-type="string">
            <text:p text:style-name="P31">14</text:p>
          </table:table-cell>
        </table:table-row>
        <table:table-row>
          <table:table-cell table:style-name="Tabella3.A25" office:value-type="string">
            <text:p text:style-name="P31">164</text:p>
          </table:table-cell>
          <table:table-cell table:style-name="Tabella3.B25" office:value-type="string">
            <text:p text:style-name="P31">findPartyLatestUserLogin</text:p>
          </table:table-cell>
          <table:table-cell table:style-name="Tabella3.C25" office:value-type="string">
            <text:p text:style-name="P33">The method does not have proper comment</text:p>
          </table:table-cell>
          <table:table-cell table:style-name="Tabella3.D25" office:value-type="string">
            <text:p text:style-name="P31">18</text:p>
          </table:table-cell>
        </table:table-row>
        <table:table-row>
          <table:table-cell table:style-name="Tabella3.A26" office:value-type="string">
            <text:p text:style-name="P31">166</text:p>
          </table:table-cell>
          <table:table-cell table:style-name="Tabella3.B26" office:value-type="string">
            <text:p text:style-name="P31">return EntityQuery.use(delegator).from("UserLogin").where("partyId", partyId).orderBy("-" + ModelEntity.STAMP_FIELD).queryFirst();</text:p>
          </table:table-cell>
          <table:table-cell table:style-name="Tabella3.C26" office:value-type="string">
            <text:p text:style-name="P31">The line has exceeded 120 character</text:p>
          </table:table-cell>
          <table:table-cell table:style-name="Tabella3.D26" office:value-type="string">
            <text:p text:style-name="P31">14</text:p>
          </table:table-cell>
        </table:table-row>
        <table:table-row>
          <table:table-cell table:style-name="Tabella3.A27" office:value-type="string">
            <text:p text:style-name="P31">168</text:p>
          </table:table-cell>
          <table:table-cell table:style-name="Tabella3.B27" office:value-type="string">
            <text:p text:style-name="P31">Debug.logError(e, "Error while finding latest UserLogin for party with ID [" + partyId + "]: " + e.toString(), module);</text:p>
          </table:table-cell>
          <table:table-cell table:style-name="Tabella3.C27" office:value-type="string">
            <text:p text:style-name="P31">The line has exceeded 120 character</text:p>
          </table:table-cell>
          <table:table-cell table:style-name="Tabella3.D27" office:value-type="string">
            <text:p text:style-name="P31">14</text:p>
          </table:table-cell>
        </table:table-row>
        <table:table-row>
          <table:table-cell table:style-name="Tabella3.A28" office:value-type="string">
            <text:p text:style-name="P31">173</text:p>
          </table:table-cell>
          <table:table-cell table:style-name="Tabella3.B28" office:value-type="string">
            <text:p text:style-name="P31">findPartyLastLoginTime</text:p>
          </table:table-cell>
          <table:table-cell table:style-name="Tabella3.C28" office:value-type="string">
            <text:p text:style-name="P33">The method does not have proper comment</text:p>
          </table:table-cell>
          <table:table-cell table:style-name="Tabella3.D28" office:value-type="string">
            <text:p text:style-name="P31">18</text:p>
          </table:table-cell>
        </table:table-row>
        <table:table-row>
          <table:table-cell table:style-name="Tabella3.A29" office:value-type="string">
            <text:p text:style-name="P31">175</text:p>
          </table:table-cell>
          <table:table-cell table:style-name="Tabella3.B29" office:value-type="string">
            <text:p text:style-name="P31">GenericValue v = EntityQuery.use(delegator).from("UserLoginHistory").where("partyId", partyId).orderBy("-fromDate").queryFirst();</text:p>
          </table:table-cell>
          <table:table-cell table:style-name="Tabella3.C29" office:value-type="string">
            <text:p text:style-name="P31">The line has exceeded 120 character</text:p>
          </table:table-cell>
          <table:table-cell table:style-name="Tabella3.D29" office:value-type="string">
            <text:p text:style-name="P31">14</text:p>
          </table:table-cell>
        </table:table-row>
        <table:table-row>
          <table:table-cell table:style-name="Tabella3.A30" office:value-type="string">
            <text:p text:style-name="P31">175</text:p>
          </table:table-cell>
          <table:table-cell table:style-name="Tabella3.B30" office:value-type="string">
            <text:p text:style-name="P31">GenericValue v = EntityQuery.use(delegator).from("UserLoginHistory").where("partyId", partyId).orderBy("-fromDate").queryFirst();</text:p>
          </table:table-cell>
          <table:table-cell table:style-name="Tabella3.C30" office:value-type="string">
            <text:p text:style-name="P31">Variable v is declared and used in computation. Could be named better</text:p>
          </table:table-cell>
          <table:table-cell table:style-name="Tabella3.D30" office:value-type="string">
            <text:p text:style-name="P31">2</text:p>
          </table:table-cell>
        </table:table-row>
        <table:table-row>
          <table:table-cell table:style-name="Tabella3.A31" office:value-type="string">
            <text:p text:style-name="P31">176</text:p>
          </table:table-cell>
          <table:table-cell table:style-name="Tabella3.B31" office:value-type="string">
            <text:p text:style-name="P31">if (v != null) {</text:p>
          </table:table-cell>
          <table:table-cell table:style-name="Tabella3.C31" office:value-type="string">
            <text:p text:style-name="P31">The equality has to be checked by .equal</text:p>
          </table:table-cell>
          <table:table-cell table:style-name="Tabella3.D31" office:value-type="string">
            <text:p text:style-name="P31">40</text:p>
          </table:table-cell>
        </table:table-row>
        <table:table-row>
          <table:table-cell table:style-name="Tabella3.A32" office:value-type="string">
            <text:p text:style-name="P31">188</text:p>
          </table:table-cell>
          <table:table-cell table:style-name="Tabella3.B32" office:value-type="string">
            <text:p text:style-name="P31">findPartyLastLocale</text:p>
          </table:table-cell>
          <table:table-cell table:style-name="Tabella3.C32" office:value-type="string">
            <text:p text:style-name="P33">The method does not have proper comment</text:p>
          </table:table-cell>
          <table:table-cell table:style-name="Tabella3.D32" office:value-type="string">
            <text:p text:style-name="P31">18</text:p>
          </table:table-cell>
        </table:table-row>
        <table:table-row>
          <table:table-cell table:style-name="Tabella3.A33" office:value-type="string">
            <text:p text:style-name="P31">191</text:p>
          </table:table-cell>
          <table:table-cell table:style-name="Tabella3.B33" office:value-type="string">
            <text:p text:style-name="P31">if (userLogin == null) {</text:p>
          </table:table-cell>
          <table:table-cell table:style-name="Tabella3.C33" office:value-type="string">
            <text:p text:style-name="P31">The equality has to be checked by .equal</text:p>
          </table:table-cell>
          <table:table-cell table:style-name="Tabella3.D33" office:value-type="string">
            <text:p text:style-name="P31">40</text:p>
          </table:table-cell>
        </table:table-row>
        <table:table-row>
          <table:table-cell table:style-name="Tabella3.A34" office:value-type="string">
            <text:p text:style-name="P31">202</text:p>
          </table:table-cell>
          <table:table-cell table:style-name="Tabella3.B34" office:value-type="string">
            <text:p text:style-name="P31">findFirstMatchingPartyId</text:p>
          </table:table-cell>
          <table:table-cell table:style-name="Tabella3.C34" office:value-type="string">
            <text:p text:style-name="P31">The method does not have proper comment</text:p>
          </table:table-cell>
          <table:table-cell table:style-name="Tabella3.D34" office:value-type="string">
            <text:p text:style-name="P31">18</text:p>
          </table:table-cell>
        </table:table-row>
        <table:table-row>
          <table:table-cell table:style-name="Tabella3.A35" office:value-type="string">
            <text:p text:style-name="P31">206</text:p>
          </table:table-cell>
          <table:table-cell table:style-name="Tabella3.B35" office:value-type="string">
            <text:p text:style-name="P31">String[] info = findFirstMatchingPartyAndContactMechId(delegator, address1, address2, city, stateProvinceGeoId, postalCode,</text:p>
          </table:table-cell>
          <table:table-cell table:style-name="Tabella3.C35" office:value-type="string">
            <text:p text:style-name="P31">The line has exceeded 120 character</text:p>
          </table:table-cell>
          <table:table-cell table:style-name="Tabella3.D35" office:value-type="string">
            <text:p text:style-name="P31">14</text:p>
          </table:table-cell>
        </table:table-row>
        <table:table-row>
          <table:table-cell table:style-name="Tabella3.A36" office:value-type="string">
            <text:p text:style-name="P31">208</text:p>
          </table:table-cell>
          <table:table-cell table:style-name="Tabella3.B36" office:value-type="string">
            <text:p text:style-name="P31">if (info != null) {</text:p>
          </table:table-cell>
          <table:table-cell table:style-name="Tabella3.C36" office:value-type="string">
            <text:p text:style-name="P31">The equality has to be checked by .equal</text:p>
          </table:table-cell>
          <table:table-cell table:style-name="Tabella3.D36" office:value-type="string">
            <text:p text:style-name="P31">40</text:p>
          </table:table-cell>
        </table:table-row>
        <table:table-row>
          <table:table-cell table:style-name="Tabella3.A38" office:value-type="string">
            <text:p text:style-name="P31"/>
          </table:table-cell>
          <table:table-cell table:style-name="Tabella3.B38" office:value-type="string">
            <text:p text:style-name="P31"/>
          </table:table-cell>
          <table:table-cell table:style-name="Tabella3.C38" office:value-type="string">
            <text:p text:style-name="P31"/>
          </table:table-cell>
          <table:table-cell table:style-name="Tabella3.D38" office:value-type="string">
            <text:p text:style-name="P31"/>
          </table:table-cell>
        </table:table-row>
        <text:soft-page-break/>
        <table:table-row>
          <table:table-cell table:style-name="Tabella3.A38" office:value-type="string">
            <text:p text:style-name="P31">214</text:p>
          </table:table-cell>
          <table:table-cell table:style-name="Tabella3.B38" office:value-type="string">
            <text:p text:style-name="P31">public static String[] findFirstMatchingPartyAndContactMechId(Delegator delegator, String address1, String address2, String city,</text:p>
          </table:table-cell>
          <table:table-cell table:style-name="Tabella3.C38" office:value-type="string">
            <text:p text:style-name="P31">The line has exceeded 120 character</text:p>
          </table:table-cell>
          <table:table-cell table:style-name="Tabella3.D38" office:value-type="string">
            <text:p text:style-name="P31">14</text:p>
          </table:table-cell>
        </table:table-row>
        <table:table-row>
          <table:table-cell table:style-name="Tabella3.A39" office:value-type="string">
            <text:p text:style-name="P31">214</text:p>
          </table:table-cell>
          <table:table-cell table:style-name="Tabella3.B39" office:value-type="string">
            <text:p text:style-name="P31">findFirstMatchingPartyAndContactMechId</text:p>
          </table:table-cell>
          <table:table-cell table:style-name="Tabella3.C39" office:value-type="string">
            <text:p text:style-name="P31">The method does not have proper comment</text:p>
          </table:table-cell>
          <table:table-cell table:style-name="Tabella3.D39" office:value-type="string">
            <text:p text:style-name="P31">18</text:p>
          </table:table-cell>
        </table:table-row>
        <table:table-row>
          <table:table-cell table:style-name="Tabella3.A40" office:value-type="string">
            <text:p text:style-name="P31">218</text:p>
          </table:table-cell>
          <table:table-cell table:style-name="Tabella3.B40" office:value-type="string">
            <text:p text:style-name="P31">List&lt;GenericValue&gt; matching = findMatchingPersonPostalAddresses(delegator, address1, address2, city, stateProvinceGeoId, postalCode,</text:p>
          </table:table-cell>
          <table:table-cell table:style-name="Tabella3.C40" office:value-type="string">
            <text:p text:style-name="P31">The line has exceeded 120 character</text:p>
          </table:table-cell>
          <table:table-cell table:style-name="Tabella3.D40" office:value-type="string">
            <text:p text:style-name="P31">14</text:p>
          </table:table-cell>
        </table:table-row>
        <table:table-row>
          <table:table-cell table:style-name="Tabella3.A41" office:value-type="string">
            <text:p text:style-name="P31">220</text:p>
          </table:table-cell>
          <table:table-cell table:style-name="Tabella3.B41" office:value-type="string">
            <text:p text:style-name="P31">GenericValue v = EntityUtil.getFirst(matching);</text:p>
          </table:table-cell>
          <table:table-cell table:style-name="Tabella3.C41" office:value-type="string">
            <text:p text:style-name="P31">Variable v is declared and used in computation.could be named better</text:p>
          </table:table-cell>
          <table:table-cell table:style-name="Tabella3.D41" office:value-type="string">
            <text:p text:style-name="P31">2</text:p>
          </table:table-cell>
        </table:table-row>
        <table:table-row>
          <table:table-cell table:style-name="Tabella3.A42" office:value-type="string">
            <text:p text:style-name="P31">221</text:p>
          </table:table-cell>
          <table:table-cell table:style-name="Tabella3.B42" office:value-type="string">
            <text:p text:style-name="P31">if(v !=null) {</text:p>
          </table:table-cell>
          <table:table-cell table:style-name="Tabella3.C42" office:value-type="string">
            <text:p text:style-name="P31">The equality has to be checked by .equal</text:p>
          </table:table-cell>
          <table:table-cell table:style-name="Tabella3.D42" office:value-type="string">
            <text:p text:style-name="P31">40</text:p>
          </table:table-cell>
        </table:table-row>
        <table:table-row>
          <table:table-cell table:style-name="Tabella3.A43" office:value-type="string">
            <text:p text:style-name="P31">253</text:p>
          </table:table-cell>
          <table:table-cell table:style-name="Tabella3.B43" office:value-type="string">
            <text:p text:style-name="P31">if (firstName == null || lastName == null) {</text:p>
          </table:table-cell>
          <table:table-cell table:style-name="Tabella3.C43" office:value-type="string">
            <text:p text:style-name="P31">The equality has to be checked by .equal</text:p>
          </table:table-cell>
          <table:table-cell table:style-name="Tabella3.D43" office:value-type="string">
            <text:p text:style-name="P31">40</text:p>
          </table:table-cell>
        </table:table-row>
        <table:table-row>
          <table:table-cell table:style-name="Tabella3.A44" office:value-type="string">
            <text:p text:style-name="P31">259</text:p>
          </table:table-cell>
          <table:table-cell table:style-name="Tabella3.B44" office:value-type="string">
            <text:p text:style-name="P31">Lines: 259-282</text:p>
          </table:table-cell>
          <table:table-cell table:style-name="Tabella3.C44" office:value-type="string">
            <text:p text:style-name="P31">The block does not have proper comment</text:p>
          </table:table-cell>
          <table:table-cell table:style-name="Tabella3.D44" office:value-type="string">
            <text:p text:style-name="P31">18</text:p>
          </table:table-cell>
        </table:table-row>
        <table:table-row>
          <table:table-cell table:style-name="Tabella3.A45" office:value-type="string">
            <text:p text:style-name="P31">263</text:p>
          </table:table-cell>
          <table:table-cell table:style-name="Tabella3.B45" office:value-type="string">
            <text:p text:style-name="P31">GenericValue p = EntityQuery.use(delegator).from("Person").where("partyId", partyId).queryOne();</text:p>
          </table:table-cell>
          <table:table-cell table:style-name="Tabella3.C45" office:value-type="string">
            <text:p text:style-name="P31">Variable p is declared and used in computation.could be named better</text:p>
          </table:table-cell>
          <table:table-cell table:style-name="Tabella3.D45" office:value-type="string">
            <text:p text:style-name="P31">2</text:p>
          </table:table-cell>
        </table:table-row>
        <table:table-row>
          <table:table-cell table:style-name="Tabella3.A46" office:value-type="string">
            <text:p text:style-name="P31">291</text:p>
          </table:table-cell>
          <table:table-cell table:style-name="Tabella3.B46" office:value-type="string">
            <text:p text:style-name="P31">findMatchingPartyPostalAddress</text:p>
          </table:table-cell>
          <table:table-cell table:style-name="Tabella3.C46" office:value-type="string">
            <text:p text:style-name="P31">The method is 100 lines long</text:p>
          </table:table-cell>
          <table:table-cell table:style-name="Tabella3.D46" office:value-type="string">
            <text:p text:style-name="P31">13</text:p>
          </table:table-cell>
        </table:table-row>
        <table:table-row>
          <table:table-cell table:style-name="Tabella3.A47" office:value-type="string">
            <text:p text:style-name="P31">294</text:p>
          </table:table-cell>
          <table:table-cell table:style-name="Tabella3.B47" office:value-type="string">
            <text:p text:style-name="P31">return PartyWorker.findMatchingPersonPostalAddresses(delegator, address1, address2, city, stateProvinceGeoId, postalCode, postalCodeExt, countryGeoId, firstName, middleName, lastName);</text:p>
          </table:table-cell>
          <table:table-cell table:style-name="Tabella3.C47" office:value-type="string">
            <text:p text:style-name="P31">The line has exceeded 120 character</text:p>
          </table:table-cell>
          <table:table-cell table:style-name="Tabella3.D47" office:value-type="string">
            <text:p text:style-name="P31">14</text:p>
          </table:table-cell>
        </table:table-row>
        <table:table-row>
          <table:table-cell table:style-name="Tabella3.A48" office:value-type="string">
            <text:p text:style-name="P31">321</text:p>
          </table:table-cell>
          <table:table-cell table:style-name="Tabella3.B48" office:value-type="string">
            <text:p text:style-name="P31">Lines: 321-330</text:p>
          </table:table-cell>
          <table:table-cell table:style-name="Tabella3.C48" office:value-type="string">
            <text:p text:style-name="P31">The block does not have proper comment</text:p>
          </table:table-cell>
          <table:table-cell table:style-name="Tabella3.D48" office:value-type="string">
            <text:p text:style-name="P31">18</text:p>
          </table:table-cell>
        </table:table-row>
        <table:table-row>
          <table:table-cell table:style-name="Tabella3.A49" office:value-type="string">
            <text:p text:style-name="P31">328</text:p>
          </table:table-cell>
          <table:table-cell table:style-name="Tabella3.B49" office:value-type="string">
            <text:p text:style-name="P31">addrExprs.add(EntityCondition.makeCondition("stateProvinceGeoId", EntityOperator.EQUALS, stateProvinceGeoId.toUpperCase()));</text:p>
          </table:table-cell>
          <table:table-cell table:style-name="Tabella3.C49" office:value-type="string">
            <text:p text:style-name="P31">The line has exceeded 120 character</text:p>
          </table:table-cell>
          <table:table-cell table:style-name="Tabella3.D49" office:value-type="string">
            <text:p text:style-name="P31">14</text:p>
          </table:table-cell>
        </table:table-row>
        <table:table-row>
          <table:table-cell table:style-name="Tabella3.A50" office:value-type="string">
            <text:p text:style-name="P31">332</text:p>
          </table:table-cell>
          <table:table-cell table:style-name="Tabella3.B50" office:value-type="string">
            <text:p text:style-name="P31">Lines: 332-349</text:p>
          </table:table-cell>
          <table:table-cell table:style-name="Tabella3.C50" office:value-type="string">
            <text:p text:style-name="P31">The block does not have proper comment</text:p>
          </table:table-cell>
          <table:table-cell table:style-name="Tabella3.D50" office:value-type="string">
            <text:p text:style-name="P31">18</text:p>
          </table:table-cell>
        </table:table-row>
        <table:table-row>
          <table:table-cell table:style-name="Tabella3.A51" office:value-type="string">
            <text:p text:style-name="P31">345</text:p>
          </table:table-cell>
          <table:table-cell table:style-name="Tabella3.B51" office:value-type="string">
            <text:p text:style-name="P31">addrExprs.add(EntityCondition.makeCondition(EntityFunction.UPPER_FIELD("city"), EntityOperator.EQUALS, EntityFunction.UPPER(city)));</text:p>
          </table:table-cell>
          <table:table-cell table:style-name="Tabella3.C51" office:value-type="string">
            <text:p text:style-name="P31">The line has exceeded 120 character</text:p>
          </table:table-cell>
          <table:table-cell table:style-name="Tabella3.D51" office:value-type="string">
            <text:p text:style-name="P31">14</text:p>
          </table:table-cell>
        </table:table-row>
        <table:table-row>
          <table:table-cell table:style-name="Tabella3.A52" office:value-type="string">
            <text:p text:style-name="P31">352</text:p>
          </table:table-cell>
          <table:table-cell table:style-name="Tabella3.B52" office:value-type="string">
            <text:p text:style-name="P31">addrExprs.add(EntityCondition.makeCondition(EntityCondition.makeCondition("statusId", EntityOperator.EQUALS, null),<text:line-break/>EntityOperator.OR, EntityCondition.makeCondition("statusId", EntityOperator.NOT_EQUAL, "PARTY_DISABLED")));</text:p>
          </table:table-cell>
          <table:table-cell table:style-name="Tabella3.C52" office:value-type="string">
            <text:p text:style-name="P31">The line has exceeded 120 character</text:p>
          </table:table-cell>
          <table:table-cell table:style-name="Tabella3.D52" office:value-type="string">
            <text:p text:style-name="P31">14</text:p>
          </table:table-cell>
        </table:table-row>
        <table:table-row>
          <table:table-cell table:style-name="Tabella3.A54" office:value-type="string">
            <text:p text:style-name="P31"/>
          </table:table-cell>
          <table:table-cell table:style-name="Tabella3.B54" office:value-type="string">
            <text:p text:style-name="P31"/>
          </table:table-cell>
          <table:table-cell table:style-name="Tabella3.C53" office:value-type="string">
            <text:p text:style-name="P33"/>
          </table:table-cell>
          <table:table-cell table:style-name="Tabella3.D54" office:value-type="string">
            <text:p text:style-name="P31"/>
          </table:table-cell>
        </table:table-row>
        <text:soft-page-break/>
        <table:table-row>
          <table:table-cell table:style-name="Tabella3.A54" office:value-type="string">
            <text:p text:style-name="P31">416</text:p>
          </table:table-cell>
          <table:table-cell table:style-name="Tabella3.B54" office:value-type="string">
            <text:p text:style-name="P31">if (address == null) { </text:p>
          </table:table-cell>
          <table:table-cell table:style-name="Tabella3.C53" office:value-type="string">
            <text:p text:style-name="P33">The equality has to be checked by .equal</text:p>
          </table:table-cell>
          <table:table-cell table:style-name="Tabella3.D54" office:value-type="string">
            <text:p text:style-name="P31">40</text:p>
          </table:table-cell>
        </table:table-row>
        <table:table-row>
          <table:table-cell table:style-name="Tabella3.A55" office:value-type="string">
            <text:p text:style-name="P31">421</text:p>
          </table:table-cell>
          <table:table-cell table:style-name="Tabella3.B55" office:value-type="string">
            <text:p text:style-name="P31">str</text:p>
          </table:table-cell>
          <table:table-cell table:style-name="Tabella3.C55" office:value-type="string">
            <text:p text:style-name="P31">The variable doe snot have a meaningful name</text:p>
          </table:table-cell>
          <table:table-cell table:style-name="Tabella3.D55" office:value-type="string">
            <text:p text:style-name="P31">1</text:p>
          </table:table-cell>
        </table:table-row>
        <table:table-row>
          <table:table-cell table:style-name="Tabella3.A56" office:value-type="string">
            <text:p text:style-name="P31">428</text:p>
          </table:table-cell>
          <table:table-cell table:style-name="Tabella3.B56" office:value-type="string">
            <text:p text:style-name="P31">catch (GenericEntityException e) {Debug.logError(e, module);</text:p>
          </table:table-cell>
          <table:table-cell table:style-name="Tabella3.C56" office:value-type="string">
            <text:p text:style-name="P31">This catch statement does not provide appropriate action</text:p>
          </table:table-cell>
          <table:table-cell table:style-name="Tabella3.D56" office:value-type="string">
            <text:p text:style-name="P31">53</text:p>
          </table:table-cell>
        </table:table-row>
        <table:table-row>
          <table:table-cell table:style-name="Tabella3.A57" office:value-type="string">
            <text:p text:style-name="P31">431</text:p>
          </table:table-cell>
          <table:table-cell table:style-name="Tabella3.B57" office:value-type="string">
            <text:p text:style-name="P31">if (addressMap != null) {</text:p>
          </table:table-cell>
          <table:table-cell table:style-name="Tabella3.C57" office:value-type="string">
            <text:p text:style-name="P31">The equality has to be checked by .equal</text:p>
          </table:table-cell>
          <table:table-cell table:style-name="Tabella3.D57" office:value-type="string">
            <text:p text:style-name="P31">40</text:p>
          </table:table-cell>
        </table:table-row>
        <table:table-row>
          <table:table-cell table:style-name="Tabella3.A58" office:value-type="string">
            <text:p text:style-name="P31">441</text:p>
          </table:table-cell>
          <table:table-cell table:style-name="Tabella3.B58" office:value-type="string">
            <text:p text:style-name="P31">public static List&lt;String&gt; getAssociatedPartyIdsByRelationshipType(Delegator delegator, String partyIdFrom, String partyRelationshipTypeId) {</text:p>
          </table:table-cell>
          <table:table-cell table:style-name="Tabella3.C58" office:value-type="string">
            <text:p text:style-name="P31">The line has exceeded 120 character</text:p>
          </table:table-cell>
          <table:table-cell table:style-name="Tabella3.D58" office:value-type="string">
            <text:p text:style-name="P31">14</text:p>
          </table:table-cell>
        </table:table-row>
        <table:table-row>
          <table:table-cell table:style-name="Tabella3.A59" office:value-type="string">
            <text:p text:style-name="P31">441</text:p>
          </table:table-cell>
          <table:table-cell table:style-name="Tabella3.B59" office:value-type="string">
            <text:p text:style-name="P31">getAssociatedPartyIdsByRelationshipType</text:p>
          </table:table-cell>
          <table:table-cell table:style-name="Tabella3.C59" office:value-type="string">
            <text:p text:style-name="P31">The method does not have proper comment</text:p>
          </table:table-cell>
          <table:table-cell table:style-name="Tabella3.D59" office:value-type="string">
            <text:p text:style-name="P31">18</text:p>
          </table:table-cell>
        </table:table-row>
        <table:table-row>
          <table:table-cell table:style-name="Tabella3.A60" office:value-type="string">
            <text:p text:style-name="P31">447</text:p>
          </table:table-cell>
          <table:table-cell table:style-name="Tabella3.B60" office:value-type="string">
            <text:p text:style-name="P31">EntityCondition.makeCondition("partyRelationshipTypeId", partyRelationshipTypeId)), EntityOperator.AND);</text:p>
          </table:table-cell>
          <table:table-cell table:style-name="Tabella3.C60" office:value-type="string">
            <text:p text:style-name="P31">The line has exceeded 120 character</text:p>
          </table:table-cell>
          <table:table-cell table:style-name="Tabella3.D60" office:value-type="string">
            <text:p text:style-name="P31">14</text:p>
          </table:table-cell>
        </table:table-row>
        <table:table-row>
          <table:table-cell table:style-name="Tabella3.A61" office:value-type="string">
            <text:p text:style-name="P31">448</text:p>
          </table:table-cell>
          <table:table-cell table:style-name="Tabella3.B61" office:value-type="string">
            <text:p text:style-name="P31">List&lt;GenericValue&gt; associatedParties = EntityQuery.use(delegator).from("PartyRelationship").where(baseExprs).cache(true).queryList();</text:p>
          </table:table-cell>
          <table:table-cell table:style-name="Tabella3.C61" office:value-type="string">
            <text:p text:style-name="P31">The line has exceeded 120 character</text:p>
          </table:table-cell>
          <table:table-cell table:style-name="Tabella3.D61" office:value-type="string">
            <text:p text:style-name="P31">14</text:p>
          </table:table-cell>
        </table:table-row>
        <table:table-row>
          <table:table-cell table:style-name="Tabella3.A62" office:value-type="string">
            <text:p text:style-name="P31">455</text:p>
          </table:table-cell>
          <table:table-cell table:style-name="Tabella3.B62" office:value-type="string">
            <text:p text:style-name="P31">EntityCondition.makeCondition("partyRelationshipTypeId", partyRelationshipTypeId)), EntityOperator.AND);</text:p>
          </table:table-cell>
          <table:table-cell table:style-name="Tabella3.C62" office:value-type="string">
            <text:p text:style-name="P31">The line has exceeded 120 character</text:p>
          </table:table-cell>
          <table:table-cell table:style-name="Tabella3.D62" office:value-type="string">
            <text:p text:style-name="P31">14</text:p>
          </table:table-cell>
        </table:table-row>
        <table:table-row>
          <table:table-cell table:style-name="Tabella3.A63" office:value-type="string">
            <text:p text:style-name="P31">456</text:p>
          </table:table-cell>
          <table:table-cell table:style-name="Tabella3.B63" office:value-type="string">
            <text:p text:style-name="P31">List&lt;GenericValue&gt; associatedPartiesChilds = EntityQuery.use(delegator).from("PartyRelationship").where(innerExprs).cache(true).queryList();</text:p>
          </table:table-cell>
          <table:table-cell table:style-name="Tabella3.C63" office:value-type="string">
            <text:p text:style-name="P31">The line has exceeded 120 character</text:p>
          </table:table-cell>
          <table:table-cell table:style-name="Tabella3.D63" office:value-type="string">
            <text:p text:style-name="P31">14</text:p>
          </table:table-cell>
        </table:table-row>
        <table:table-row>
          <table:table-cell table:style-name="Tabella3.A64" office:value-type="string">
            <text:p text:style-name="P31">488</text:p>
          </table:table-cell>
          <table:table-cell table:style-name="Tabella3.B64" office:value-type="string">
            <text:p text:style-name="P31">if (Debug.verboseOn()) Debug.logVerbose("Analyze partyIdentification: entered id = " + idToFind + ", partyIdentificationTypeId = " + partyIdentificationTypeId, module);</text:p>
          </table:table-cell>
          <table:table-cell table:style-name="Tabella3.C64" office:value-type="string">
            <text:p text:style-name="P31">The statement needs curly braces</text:p>
          </table:table-cell>
          <table:table-cell table:style-name="Tabella3.D64" office:value-type="string">
            <text:p text:style-name="P31">11</text:p>
          </table:table-cell>
        </table:table-row>
        <table:table-row>
          <table:table-cell table:style-name="Tabella3.A65" office:value-type="string">
            <text:p text:style-name="P31">488</text:p>
          </table:table-cell>
          <table:table-cell table:style-name="Tabella3.B65" office:value-type="string">
            <text:p text:style-name="P31">if (Debug.verboseOn()) Debug.logVerbose("Analyze partyIdentification: entered id = " + idToFind + ", partyIdentificationTypeId = " + partyIdentificationTypeId, module);</text:p>
          </table:table-cell>
          <table:table-cell table:style-name="Tabella3.C65" office:value-type="string">
            <text:p text:style-name="P31">The line has exceeded 120 character</text:p>
          </table:table-cell>
          <table:table-cell table:style-name="Tabella3.D65" office:value-type="string">
            <text:p text:style-name="P31">14</text:p>
          </table:table-cell>
        </table:table-row>
        <table:table-row>
          <table:table-cell table:style-name="Tabella3.A66" office:value-type="string">
            <text:p text:style-name="P31">504</text:p>
          </table:table-cell>
          <table:table-cell table:style-name="Tabella3.B66" office:value-type="string">
            <text:p text:style-name="P31">partiesFound = EntityQuery.use(delegator).from("PartyIdentificationAndParty").where(conditions).orderBy("partyId").cache(true).queryList();</text:p>
          </table:table-cell>
          <table:table-cell table:style-name="Tabella3.C66" office:value-type="string">
            <text:p text:style-name="P31">The line has exceeded 120 character</text:p>
          </table:table-cell>
          <table:table-cell table:style-name="Tabella3.D66" office:value-type="string">
            <text:p text:style-name="P31">14</text:p>
          </table:table-cell>
        </table:table-row>
        <table:table-row>
          <table:table-cell table:style-name="Tabella3.A67" office:value-type="string">
            <text:p text:style-name="P31">511</text:p>
          </table:table-cell>
          <table:table-cell table:style-name="Tabella3.B67" office:value-type="string">
            <text:p text:style-name="P31">if (party != null) {</text:p>
          </table:table-cell>
          <table:table-cell table:style-name="Tabella3.C67" office:value-type="string">
            <text:p text:style-name="P31">The equality has to be checked by .equal</text:p>
          </table:table-cell>
          <table:table-cell table:style-name="Tabella3.D67" office:value-type="string">
            <text:p text:style-name="P31">40</text:p>
          </table:table-cell>
        </table:table-row>
        <table:table-row>
          <table:table-cell table:style-name="Tabella3.A68" office:value-type="string">
            <text:p text:style-name="P31">515</text:p>
          </table:table-cell>
          <table:table-cell table:style-name="Tabella3.B68" office:value-type="string">
            <text:p text:style-name="P31">if (Debug.verboseOn()) Debug.logVerbose("Analyze partyIdentification: found party.partyId = " + party + ", and list : " + partiesFound, module);</text:p>
          </table:table-cell>
          <table:table-cell table:style-name="Tabella3.C68" office:value-type="string">
            <text:p text:style-name="P31">The statement needs curly braces</text:p>
          </table:table-cell>
          <table:table-cell table:style-name="Tabella3.D68" office:value-type="string">
            <text:p text:style-name="P31">11</text:p>
          </table:table-cell>
        </table:table-row>
        <table:table-row>
          <table:table-cell table:style-name="Tabella3.A69" office:value-type="string">
            <text:p text:style-name="P31">515</text:p>
          </table:table-cell>
          <table:table-cell table:style-name="Tabella3.B69" office:value-type="string">
            <text:p text:style-name="P31">if (Debug.verboseOn()) Debug.logVerbose("Analyze partyIdentification: found party.partyId = " + party + ", and list : " + partiesFound, module);</text:p>
          </table:table-cell>
          <table:table-cell table:style-name="Tabella3.C69" office:value-type="string">
            <text:p text:style-name="P31">The line has exceeded 120 character</text:p>
          </table:table-cell>
          <table:table-cell table:style-name="Tabella3.D69" office:value-type="string">
            <text:p text:style-name="P31">14</text:p>
          </table:table-cell>
        </table:table-row>
        <table:table-row>
          <table:table-cell table:style-name="Tabella3.A70" office:value-type="string">
            <text:p text:style-name="P31"/>
          </table:table-cell>
          <table:table-cell table:style-name="Tabella3.B70" office:value-type="string">
            <text:p text:style-name="P31"/>
          </table:table-cell>
          <table:table-cell table:style-name="Tabella3.C70" office:value-type="string">
            <text:p text:style-name="P31"/>
          </table:table-cell>
          <table:table-cell table:style-name="Tabella3.D70" office:value-type="string">
            <text:p text:style-name="P31"/>
          </table:table-cell>
        </table:table-row>
        <text:soft-page-break/>
        <table:table-row>
          <table:table-cell table:style-name="Tabella3.A71" office:value-type="string">
            <text:p text:style-name="P31">519</text:p>
          </table:table-cell>
          <table:table-cell table:style-name="Tabella3.B71" office:value-type="string">
            <text:p text:style-name="P31">findPartiesById</text:p>
          </table:table-cell>
          <table:table-cell table:style-name="Tabella3.C71" office:value-type="string">
            <text:p text:style-name="P31">The method does not have proper comment</text:p>
          </table:table-cell>
          <table:table-cell table:style-name="Tabella3.D71" office:value-type="string">
            <text:p text:style-name="P31">18</text:p>
          </table:table-cell>
        </table:table-row>
        <table:table-row>
          <table:table-cell table:style-name="Tabella3.A72" office:value-type="string">
            <text:p text:style-name="P32">524</text:p>
          </table:table-cell>
          <table:table-cell table:style-name="Tabella3.B72" office:value-type="string">
            <text:p text:style-name="P31">public static String findPartyId(Delegator delegator, String idToFind, String partyIdentificationTypeId) throws GenericEntityException {</text:p>
          </table:table-cell>
          <table:table-cell table:style-name="Tabella3.C72" office:value-type="string">
            <text:p text:style-name="P31">The line has exceeded 120 character</text:p>
          </table:table-cell>
          <table:table-cell table:style-name="Tabella3.D72" office:value-type="string">
            <text:p text:style-name="P31">14</text:p>
          </table:table-cell>
        </table:table-row>
        <table:table-row>
          <table:table-cell table:style-name="Tabella3.A73" office:value-type="string">
            <text:p text:style-name="P31">524</text:p>
          </table:table-cell>
          <table:table-cell table:style-name="Tabella3.B73" office:value-type="string">
            <text:p text:style-name="P31">findPartyId(Delegator delegator, String idToFind, String partyIdentificationTypeId)</text:p>
          </table:table-cell>
          <table:table-cell table:style-name="Tabella3.C73" office:value-type="string">
            <text:p text:style-name="P31">The method does not have proper comment</text:p>
          </table:table-cell>
          <table:table-cell table:style-name="Tabella3.D73" office:value-type="string">
            <text:p text:style-name="P31">18</text:p>
          </table:table-cell>
        </table:table-row>
        <table:table-row>
          <table:table-cell table:style-name="Tabella3.A74" office:value-type="string">
            <text:p text:style-name="P31">526</text:p>
          </table:table-cell>
          <table:table-cell table:style-name="Tabella3.B74" office:value-type="string">
            <text:p text:style-name="P31">if (party != null) {</text:p>
          </table:table-cell>
          <table:table-cell table:style-name="Tabella3.C74" office:value-type="string">
            <text:p text:style-name="P31">The equality has to be checked by .equal</text:p>
          </table:table-cell>
          <table:table-cell table:style-name="Tabella3.D74" office:value-type="string">
            <text:p text:style-name="P31">40</text:p>
          </table:table-cell>
        </table:table-row>
        <table:table-row>
          <table:table-cell table:style-name="Tabella3.A75" office:value-type="string">
            <text:p text:style-name="P31">533</text:p>
          </table:table-cell>
          <table:table-cell table:style-name="Tabella3.B75" office:value-type="string">
            <text:p text:style-name="P31">findPartyId(Delegator delegator, String idToFind)</text:p>
          </table:table-cell>
          <table:table-cell table:style-name="Tabella3.C75" office:value-type="string">
            <text:p text:style-name="P31">The method does not have proper comment</text:p>
          </table:table-cell>
          <table:table-cell table:style-name="Tabella3.D75" office:value-type="string">
            <text:p text:style-name="P31">18</text:p>
          </table:table-cell>
        </table:table-row>
        <table:table-row>
          <table:table-cell table:style-name="Tabella3.A76" office:value-type="string">
            <text:p text:style-name="P31">537</text:p>
          </table:table-cell>
          <table:table-cell table:style-name="Tabella3.B76" office:value-type="string">
            <text:p text:style-name="P31">public static GenericValue findParty(Delegator delegator, String idToFind, String partyIdentificationTypeId) throws GenericEntityException {</text:p>
          </table:table-cell>
          <table:table-cell table:style-name="Tabella3.C76" office:value-type="string">
            <text:p text:style-name="P31">The line has exceeded 120 character</text:p>
          </table:table-cell>
          <table:table-cell table:style-name="Tabella3.D76" office:value-type="string">
            <text:p text:style-name="P31">14</text:p>
          </table:table-cell>
        </table:table-row>
        <table:table-row>
          <table:table-cell table:style-name="Tabella3.A77" office:value-type="string">
            <text:p text:style-name="P31">543</text:p>
          </table:table-cell>
          <table:table-cell table:style-name="Tabella3.B77" office:value-type="string">
            <text:p text:style-name="P31">public static List&lt;GenericValue&gt; findParties(Delegator delegator, String idToFind, String partyIdentificationTypeId) throws GenericEntityException {</text:p>
          </table:table-cell>
          <table:table-cell table:style-name="Tabella3.C77" office:value-type="string">
            <text:p text:style-name="P31">The line has exceeded 120 character</text:p>
          </table:table-cell>
          <table:table-cell table:style-name="Tabella3.D77" office:value-type="string">
            <text:p text:style-name="P31">14</text:p>
          </table:table-cell>
        </table:table-row>
      </table:table>
      <text:h text:style-name="P30" text:outline-level="1"/>
      <text:p text:style-name="P27"><text:alphabetical-index-mark-start text:id="IMark24150340"/><text:span text:style-name="T12">Hours of work</text:span><text:alphabetical-index-mark-end text:id="IMark24150340"/></text:p>
      <text:p text:style-name="P8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3">Team member</text:p>
          </table:table-cell>
          <table:table-cell table:style-name="Tabella1.A1" office:value-type="string">
            <text:p text:style-name="P14"><text:span text:style-name="T4">H</text:span>ours</text:p>
          </table:table-cell>
        </table:table-row>
        <table:table-row>
          <table:table-cell table:style-name="Tabella1.A1" office:value-type="string">
            <text:p text:style-name="Table_20_Contents">Riccardo</text:p>
          </table:table-cell>
          <table:table-cell table:style-name="Tabella1.A1" office:value-type="string">
            <text:p text:style-name="P34">5</text:p>
          </table:table-cell>
        </table:table-row>
        <table:table-row>
          <table:table-cell table:style-name="Tabella1.A1" office:value-type="string">
            <text:p text:style-name="Table_20_Contents">Saeed</text:p>
          </table:table-cell>
          <table:table-cell table:style-name="Tabella1.A1" office:value-type="string">
            <text:p text:style-name="P34">4</text:p>
          </table:table-cell>
        </table:table-row>
        <table:table-row>
          <table:table-cell table:style-name="Tabella1.A1" office:value-type="string">
            <text:p text:style-name="Table_20_Contents">Ulvi</text:p>
          </table:table-cell>
          <table:table-cell table:style-name="Tabella1.A1" office:value-type="string">
            <text:p text:style-name="P34">4</text:p>
          </table:table-cell>
        </table:table-row>
        <table:table-row>
          <table:table-cell table:style-name="Tabella1.A1" office:value-type="string">
            <text:p text:style-name="P20"/>
          </table:table-cell>
          <table:table-cell table:style-name="Tabella1.A1" office:value-type="string">
            <text:p text:style-name="P19"/>
          </table:table-cell>
        </table:table-row>
        <table:table-row>
          <table:table-cell table:style-name="Tabella1.A1" office:value-type="string">
            <text:p text:style-name="P21">Meetings</text:p>
          </table:table-cell>
          <table:table-cell table:style-name="Tabella1.A1" office:value-type="string">
            <text:p text:style-name="P22">2</text:p>
          </table:table-cell>
        </table:table-row>
      </table:table>
      <text:p text:style-name="P9"/>
      <text:p text:style-name="P26"><text:alphabetical-index-mark-start text:id="IMark24504028"/>Changelog<text:alphabetical-index-mark-end text:id="IMark24504028"/></text:p>
      <text:p text:style-name="P10"/>
      <text:p text:style-name="P10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17">Version</text:p>
          </table:table-cell>
          <table:table-cell table:style-name="Tabella2.A1" office:value-type="string">
            <text:p text:style-name="P17">Date</text:p>
          </table:table-cell>
          <table:table-cell table:style-name="Tabella2.C1" office:value-type="string">
            <text:p text:style-name="P18">Comment</text:p>
          </table:table-cell>
        </table:table-row>
        <table:table-row>
          <table:table-cell table:style-name="Tabella2.A2" office:value-type="string">
            <text:p text:style-name="P15">1.0</text:p>
          </table:table-cell>
          <table:table-cell table:style-name="Tabella2.A2" office:value-type="string">
            <text:p text:style-name="P15"><text:span text:style-name="T3">15</text:span>/<text:span text:style-name="T3">01</text:span>/201<text:span text:style-name="T3">7</text:span></text:p>
          </table:table-cell>
          <table:table-cell table:style-name="Tabella2.C2" office:value-type="string">
            <text:p text:style-name="P16">Release</text:p>
          </table:table-cell>
        </table:table-row>
        <table:table-row>
          <table:table-cell table:style-name="Tabella2.A2" office:value-type="string">
            <text:p text:style-name="P16"/>
          </table:table-cell>
          <table:table-cell table:style-name="Tabella2.A2" office:value-type="string">
            <text:p text:style-name="P16"/>
          </table:table-cell>
          <table:table-cell table:style-name="Tabella2.C2" office:value-type="string">
            <text:p text:style-name="P16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6pt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loext:contextual-spacing="false" fo:keep-together="always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3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line-height="105%" fo:orphans="2" fo:widows="2" fo:hyphenation-ladder-count="no-limit" style:vertical-align="auto"/>
      <style:text-properties fo:color="#2e74b5" style:font-name="Calibri Light" fo:font-family="'Calibri Light'" style:font-family-generic="swiss" style:font-pitch="variable" fo:font-size="16pt" fo:font-weight="normal" style:letter-kerning="false" style:font-name-asian="Calibri Light" style:font-family-asian="'Calibri Light'" style:font-family-generic-asian="swiss" style:font-pitch-asian="variable" style:font-size-asian="16pt" style:font-weight-asian="normal" style:font-name-complex="Calibri Light" style:font-family-complex="'Calibri Light'" style:font-family-generic-complex="swiss" style:font-pitch-complex="variable" style:language-complex="ar" style:country-complex="SA" fo:hyphenate="tru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loext:contextual-spacing="false" fo:hyphenation-ladder-count="no-limit"/>
      <style:text-properties fo:font-size="16pt" fo:font-weight="bold" style:font-size-asian="16pt" style:font-weight-asian="bold" fo:hyphenate="false"/>
    </style:style>
    <style:style style:name="TOC_20_2" style:display-name="TOC 2" style:family="paragraph" style:parent-style-name="Normal" style:next-style-name="Normal" style:auto-update="true">
      <style:paragraph-properties fo:margin-left="0.423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fo:font-size="14pt" style:font-size-asian="14pt" fo:hyphenate="false"/>
    </style:style>
    <style:style style:name="TOC_20_3" style:display-name="TOC 3" style:family="paragraph" style:parent-style-name="Normal" style:next-style-name="Normal" style:auto-update="true">
      <style:paragraph-properties fo:margin-left="0.847cm" fo:margin-right="0cm" fo:margin-top="0cm" fo:margin-bottom="0.176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Standard_20__28_user_29_" style:display-name="Standard (user)" style:family="paragraph">
      <style:paragraph-properties fo:orphans="2" fo:widows="2"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anchor" style:display-name="Footnote anchor" style:family="text">
      <style:text-properties style:text-position="super 67%"/>
    </style:style>
    <style:style style:name="Footnote_20_Symbol" style:display-name="Footnote Symbol" style:family="text"/>
    <style:style style:name="WW_5f_CharLFO1LVL1" style:display-name="WW_CharLFO1LVL1" style:family="text">
      <style:text-properties style:text-underline-style="non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Footnote_20_Reference" style:display-name="Footnote Reference" style:family="text" style:parent-style-name="Default_20_Paragraph_20_Font">
      <style:text-properties style:text-position="super 67%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WW_5f_CharLFO1LVL1" text:bullet-char="●">
        <style:list-level-properties text:list-level-position-and-space-mode="label-alignment">
          <style:list-level-label-alignment text:label-followed-by="listtab" fo:text-indent="-0.36cm" fo:margin-left="1.27cm"/>
        </style:list-level-properties>
      </text:list-level-style-bullet>
      <text:list-level-style-bullet text:level="2" text:style-name="WW_5f_CharLFO1LVL2" text:bullet-char="○">
        <style:list-level-properties text:list-level-position-and-space-mode="label-alignment">
          <style:list-level-label-alignment text:label-followed-by="listtab" fo:text-indent="-0.63cm" fo:margin-left="2.54cm"/>
        </style:list-level-properties>
      </text:list-level-style-bullet>
      <text:list-level-style-bullet text:level="3" text:style-name="WW_5f_CharLFO1LVL3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WW_5f_CharLFO1LVL4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WW_5f_CharLFO1LVL5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WW_5f_CharLFO1LVL6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WW_5f_CharLFO1LVL7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WW_5f_CharLFO1LVL8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WW_5f_CharLFO1LVL9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Reference" text:citation-body-style-name="Footnote_20_Referenc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1pt" style:font-size-asian="11pt" style:font-size-complex="11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316608"/>
    </style:style>
    <style:style style:name="MT2" style:family="text">
      <style:text-properties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6cm" fo:margin-left="0cm" fo:margin-right="0cm" fo:margin-bottom="0cm" style:dynamic-spacing="true"/>
      </style:header-style>
      <style:footer-style>
        <style:header-footer-properties fo:min-height="0.6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MT1">Apache Ofbiz</text:span><text:tab/><text:tab/><text:span text:style-name="MT1">Code Inspection</text:span></text:p>
      </style:header>
      <style:footer>
        <text:p text:style-name="MP2"><text:span text:style-name="Default_20_Paragraph_20_Font"><text:span text:style-name="MT2"><text:page-number text:select-page="current">10</text:page-number></text:span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3.3$Windows_x86 LibreOffice_project/d54a8868f08a7b39642414cf2c8ef2f228f780cf</meta:generator>
    <meta:creation-date>2009-04-16T11:32:00Z</meta:creation-date>
    <dc:date>2017-01-15T15:58:39.525000000</dc:date>
    <meta:editing-cycles>59</meta:editing-cycles>
    <meta:editing-duration>PT8H39M6S</meta:editing-duration>
    <meta:document-statistic meta:table-count="3" meta:image-count="0" meta:object-count="0" meta:page-count="10" meta:paragraph-count="334" meta:word-count="1307" meta:character-count="9726" meta:non-whitespace-character-count="8756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